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Noto Sans CJK SC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14"/>
        <table:table-column table:style-name="co4" table:default-cell-style-name="ce19"/>
        <table:table-column table:style-name="co5" table:default-cell-style-name="ce23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8"/>
          <table:table-cell table:style-name="ce28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gresado a la pestaña Registro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sumidor en la Base de Datos del sistema</text:p>
          </table:table-cell>
          <table:covered-table-cell table:number-columns-repeated="4" table:style-name="ce28"/>
          <table:table-cell table:style-name="ce28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1,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0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10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0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rá de ingresar un correo electrónico y una contraseña válida, que serán la firma electrónica que identifique al Consumidor dentro del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sistema. Se mostrará otra pantalla donde deberá de </text:span>ingresar Datos Personales como: CURP, Nombre, Apellidos, Sexo, Fecha de nacimiento y un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número(celular o fijo). Finalmente se mostrará otra pantalla donde ingresará su domicilio con: CP, Estado, </text:span>Municipio, Colonia, Calle y Número.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ingresa su correo electrónico, contraseñ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y la verificación de la contraseña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, las co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señas coincidan y cumplan con el uso mínimo de 1 l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 mayúscula, un número, un símbolo! " # $ % &amp; ' ( )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pan text:style-name="T3"> * +</text:span><text:span text:style-name="T4">,-</text:span> . / : ; &lt; = &gt; ? @ [ \ ] ^ _`{ | } ~ y longitud de 8 caract.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mensaje de credenciales disponi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les y cambia a una pestaña con un formulario de Dat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sonales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sumidor ingresa su CURP, Nombres, Apellidos,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Sexo, Fecha de nacimiento y un número(celular o fijo)jun-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o con la extensión.</text:p>
          </table:table-cell>
          <table:covered-table-cell/>
          <table:table-cell/>
          <table:table-cell table:style-name="ce30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validéz del CURP, que los nombres y apellidos sol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engan caracteres alfabéticos y el número y exte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ión solo sean caracteres 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pasa a una pestaña donde se tiene un formu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rio para ingresar el Domicilio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sumidor ingresa su CP, Estado, Municipio,Coloni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le y Número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Consumidor verifica sus datos y da al botón “Registrar”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el CP solo contenga caracteres numéricos y que e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úmero exterior contenga solo caracteres alfa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uestra un mensaje de éxito al registrar, lo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gea directamente al Consumidor y muestra la págin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incipal del Consumidor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3a</text:p>
          </table:table-cell>
          <table:table-cell table:style-name="ce10" office:value-type="string" calcext:value-type="string" table:number-columns-spanned="5" table:number-rows-spanned="1">
            <text:p>El sistema muestra un mensaje de advertencia debido a que las contraseñas no coinciden, se mantiene en la misma pesta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10" office:value-type="string" calcext:value-type="string" table:number-columns-spanned="5" table:number-rows-spanned="1">
            <text:p>y borra los campos de Contraseña y la verificación de la contrase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3b</text:p>
          </table:table-cell>
          <table:table-cell table:style-name="ce10" office:value-type="string" calcext:value-type="string" table:number-columns-spanned="5" table:number-rows-spanned="1">
            <text:p>El sistema muestra un mensaje de advertencia debido a que la contraseña no cumple con los requisitos mínimos de ser válid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10" office:value-type="string" calcext:value-type="string" table:number-columns-spanned="5" table:number-rows-spanned="1">
            <text:p><text:span text:style-name="T2">El sistema se mantiene en la misma pestaña </text:span>y borra los campos de Contraseña y la verificación de la contrase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 table:number-columns-spanned="5" table:number-rows-spanned="1">
            <text:p>El sistema muestra un mensaje de advertencia debido a que las credenciales ya están en uso o los campos no han sido llenad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sistema borra los campos con la contraseña y se mantiene en la misma pesta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El sistema muestra un mensaje de advertencia debido a que el campo CURP no cumple con el formato requerid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c</text:p>
          </table:table-cell>
          <table:table-cell office:value-type="string" calcext:value-type="string" table:number-columns-spanned="5" table:number-rows-spanned="1">
            <text:p>El sistema muestra un mensaje de advertencia debido a que los campos del Nombre y Apellidos cuentan con caracteres extrañ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d</text:p>
          </table:table-cell>
          <table:table-cell table:style-name="ce34" office:value-type="string" calcext:value-type="string">
            <text:p>El sistema muestra un mensaje de advertencia debido a que los campos de el celular y/o extensión tiene caracteres no numéricos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11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1b</text:p>
          </table:table-cell>
          <table:table-cell office:value-type="string" calcext:value-type="string" table:number-columns-spanned="5" table:number-rows-spanned="1">
            <text:p>El sistema muestra un mensaje de advertencia debido a que el CP contiene caracteres no numéric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1c</text:p>
          </table:table-cell>
          <table:table-cell office:value-type="string" calcext:value-type="string" table:number-columns-spanned="5" table:number-rows-spanned="1">
            <text:p>El sistema muestra un mensaje de advertencia debido a que el campo Número exterior contiene caracteres extrañ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2:03:32.6791977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12:18:46.216415037</dc:date>
    <meta:editing-duration>PT1H26M15S</meta:editing-duration>
    <meta:editing-cycles>22</meta:editing-cycles>
    <meta:generator>LibreOffice/6.2.7.1$Linux_X86_64 LibreOffice_project/20$Build-1</meta:generator>
    <meta:document-statistic meta:table-count="1" meta:cell-count="88" meta:object-count="0"/>
  </office:meta>
</office:document-meta>
</file>